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Arial" svg:font-family="Arial, sans-serif"/>
    <style:font-face style:font-family-generic="modern" style:font-pitch="fixed" style:name="Courier New" svg:font-family="'Courier New'"/>
    <style:font-face style:font-family-generic="modern" style:font-pitch="fixed" style:name="Liberation Mono" svg:font-family="'Liberation Mono'"/>
    <style:font-face style:font-family-generic="roman" style:font-pitch="variable" style:name="Liberation Serif" svg:font-family="'Liberation Serif'"/>
    <style:font-face style:font-family-generic="swiss" style:font-pitch="variable" style:name="Calibri2" svg:font-family="Calibri"/>
    <style:font-face style:font-adornments="Bold" style:font-family-generic="swiss" style:font-pitch="variable" style:name="Calibri" svg:font-family="Calibri"/>
    <style:font-face style:font-adornments="Regular" style:font-family-generic="swiss" style:font-pitch="variable" style:name="Calibri1" svg:font-family="Calibri"/>
    <style:font-face style:font-family-generic="system" style:font-pitch="variable" style:name="Arial Unicode MS" svg:font-family="'Arial Unicode MS'"/>
  </office:font-face-decls>
  <office:automatic-styles>
    <style:style style:family="table" style:name="Table1">
      <style:table-properties style:width="17cm" table:align="margins"/>
    </style:style>
    <style:style style:family="table-column" style:name="Table1.A">
      <style:table-column-properties style:column-width="8.5cm" style:rel-column-width="32767*"/>
    </style:style>
    <style:style style:family="table-column" style:name="Table1.B">
      <style:table-column-properties style:column-width="8.5cm" style:rel-column-width="32768*"/>
    </style:style>
    <style:style style:family="table-cell" style:name="Table1.A1">
      <style:table-cell-properties fo:border="none" fo:padding="0.097cm"/>
    </style:style>
    <style:style style:family="paragraph" style:name="P1" style:parent-style-name="Text_20_body">
      <style:paragraph-properties fo:text-align="center" style:justify-single-word="false"/>
      <style:text-properties fo:font-size="11pt" officeooo:paragraph-rsid="00544edf" style:font-name="Calibri2" style:font-size-asian="11pt" style:font-size-complex="11pt"/>
    </style:style>
    <style:style style:family="paragraph" style:name="P2" style:parent-style-name="Text_20_body">
      <style:paragraph-properties fo:text-align="start" style:justify-single-word="false"/>
      <style:text-properties fo:font-size="11pt" officeooo:paragraph-rsid="007891c2" officeooo:rsid="00549000" style:font-name="Calibri2" style:font-size-asian="11pt" style:font-size-complex="11pt"/>
    </style:style>
    <style:style style:family="paragraph" style:name="P3" style:parent-style-name="Text_20_body">
      <style:paragraph-properties fo:text-align="start" style:justify-single-word="false"/>
      <style:text-properties fo:font-size="11pt" officeooo:paragraph-rsid="00768b23" officeooo:rsid="00549000" style:font-name="Calibri2" style:font-size-asian="11pt" style:font-size-complex="11pt"/>
    </style:style>
    <style:style style:family="paragraph" style:name="P4" style:parent-style-name="Text_20_body">
      <style:paragraph-properties fo:text-align="start" style:justify-single-word="false"/>
      <style:text-properties fo:font-size="11pt" officeooo:paragraph-rsid="007891c2" officeooo:rsid="00682e57" style:font-name="Calibri2" style:font-size-asian="11pt" style:font-size-complex="11pt"/>
    </style:style>
    <style:style style:family="paragraph" style:name="P5" style:parent-style-name="Text_20_body">
      <style:paragraph-properties fo:text-align="start" style:justify-single-word="false"/>
      <style:text-properties fo:font-size="11pt" officeooo:paragraph-rsid="00682e57" officeooo:rsid="001326b0" style:font-name="Calibri2" style:font-size-asian="11pt" style:font-size-complex="11pt"/>
    </style:style>
    <style:style style:family="paragraph" style:name="P6" style:parent-style-name="Text_20_body">
      <style:paragraph-properties fo:text-align="start" style:justify-single-word="false"/>
      <style:text-properties fo:font-size="11pt" officeooo:paragraph-rsid="00a29707" officeooo:rsid="006fbd51" style:font-name="Calibri2" style:font-size-asian="11pt" style:font-size-complex="11pt"/>
    </style:style>
    <style:style style:family="paragraph" style:name="P7" style:parent-style-name="Text_20_body">
      <style:paragraph-properties fo:text-align="start" style:justify-single-word="false"/>
      <style:text-properties fo:font-size="11pt" officeooo:paragraph-rsid="00a29707" officeooo:rsid="0071a633" style:font-name="Calibri2" style:font-size-asian="11pt" style:font-size-complex="11pt"/>
    </style:style>
    <style:style style:family="paragraph" style:name="P8" style:parent-style-name="Text_20_body">
      <style:paragraph-properties fo:text-align="start" style:justify-single-word="false"/>
      <style:text-properties fo:font-size="11pt" officeooo:paragraph-rsid="00682e57" officeooo:rsid="0012e081" style:font-name="Calibri2" style:font-size-asian="11pt" style:font-size-complex="11pt"/>
    </style:style>
    <style:style style:family="paragraph" style:name="P9" style:parent-style-name="Text_20_body">
      <style:paragraph-properties fo:text-align="start" style:justify-single-word="false"/>
      <style:text-properties fo:font-size="11pt" officeooo:paragraph-rsid="00768b23" officeooo:rsid="0012e081" style:font-name="Calibri2" style:font-size-asian="11pt" style:font-size-complex="11pt"/>
    </style:style>
    <style:style style:family="paragraph" style:name="P10" style:parent-style-name="Text_20_body">
      <style:paragraph-properties fo:text-align="start" style:justify-single-word="false"/>
      <style:text-properties fo:font-size="11pt" officeooo:paragraph-rsid="0074f94f" officeooo:rsid="0074f94f" style:font-name="Calibri2" style:font-size-asian="11pt" style:font-size-complex="11pt"/>
    </style:style>
    <style:style style:family="paragraph" style:name="P11" style:parent-style-name="Text_20_body">
      <style:paragraph-properties fo:text-align="start" style:justify-single-word="false"/>
      <style:text-properties fo:font-size="11pt" officeooo:paragraph-rsid="00777a17" officeooo:rsid="0074f94f" style:font-name="Calibri2" style:font-size-asian="11pt" style:font-size-complex="11pt"/>
    </style:style>
    <style:style style:family="paragraph" style:name="P12" style:parent-style-name="Text_20_body">
      <style:paragraph-properties fo:text-align="start" style:justify-single-word="false"/>
      <style:text-properties fo:font-size="11pt" officeooo:paragraph-rsid="007891c2" officeooo:rsid="007891c2" style:font-name="Calibri2" style:font-size-asian="11pt" style:font-size-complex="11pt"/>
    </style:style>
    <style:style style:family="paragraph" style:name="P13" style:parent-style-name="Text_20_body">
      <style:paragraph-properties fo:text-align="start" style:justify-single-word="false"/>
      <style:text-properties fo:font-size="11pt" officeooo:paragraph-rsid="00a29707" officeooo:rsid="00143055" style:font-name="Calibri2" style:font-size-asian="11pt" style:font-size-complex="11pt"/>
    </style:style>
    <style:style style:family="paragraph" style:name="P14" style:parent-style-name="Text_20_body">
      <style:paragraph-properties fo:text-align="start" style:justify-single-word="false"/>
      <style:text-properties fo:font-size="11pt" officeooo:paragraph-rsid="007c6763" officeooo:rsid="007c6763" style:font-name="Calibri2" style:font-size-asian="11pt" style:font-size-complex="11pt"/>
    </style:style>
    <style:style style:family="paragraph" style:name="P15" style:parent-style-name="Text_20_body">
      <style:paragraph-properties fo:text-align="start" style:justify-single-word="false"/>
      <style:text-properties fo:font-size="11pt" officeooo:paragraph-rsid="0075f1a6" officeooo:rsid="0075f1a6" style:font-name="Calibri2" style:font-size-asian="11pt" style:font-size-complex="11pt"/>
    </style:style>
    <style:style style:family="paragraph" style:name="P16" style:parent-style-name="Text_20_body">
      <style:paragraph-properties fo:text-align="start" style:justify-single-word="false"/>
      <style:text-properties fo:font-size="11pt" officeooo:paragraph-rsid="00777a17" officeooo:rsid="0075f1a6" style:font-name="Calibri2" style:font-size-asian="11pt" style:font-size-complex="11pt"/>
    </style:style>
    <style:style style:family="paragraph" style:name="P17" style:parent-style-name="Text_20_body">
      <style:paragraph-properties fo:text-align="start" style:justify-single-word="false"/>
      <style:text-properties fo:font-size="11pt" officeooo:paragraph-rsid="00768b23" officeooo:rsid="001ac359" style:font-name="Calibri2" style:font-size-asian="11pt" style:font-size-complex="11pt"/>
    </style:style>
    <style:style style:family="paragraph" style:name="P18" style:parent-style-name="Text_20_body">
      <style:paragraph-properties fo:text-align="start" style:justify-single-word="false"/>
      <style:text-properties fo:font-size="11pt" officeooo:paragraph-rsid="00a29707" officeooo:rsid="00a29707" style:font-name="Calibri2" style:font-size-asian="11pt" style:font-size-complex="11pt"/>
    </style:style>
    <style:style style:family="paragraph" style:name="P19" style:parent-style-name="Text_20_body">
      <style:paragraph-properties fo:text-align="start" style:justify-single-word="false"/>
      <style:text-properties fo:font-size="11pt" officeooo:paragraph-rsid="00b8e804" officeooo:rsid="00b8e804" style:font-name="Calibri2" style:font-size-asian="11pt" style:font-size-complex="11pt"/>
    </style:style>
    <style:style style:family="paragraph" style:name="P20" style:parent-style-name="Text_20_body">
      <style:text-properties fo:font-size="11pt" fo:font-weight="normal" officeooo:paragraph-rsid="00a29707" officeooo:rsid="00a32bdd" style:font-name="Calibri2" style:font-size-asian="11pt" style:font-size-complex="11pt" style:font-weight-asian="normal" style:font-weight-complex="normal"/>
    </style:style>
    <style:style style:family="paragraph" style:name="P21" style:parent-style-name="Text_20_body">
      <style:text-properties officeooo:paragraph-rsid="00a29707"/>
    </style:style>
    <style:style style:family="paragraph" style:name="P22" style:parent-style-name="Standard">
      <style:paragraph-properties fo:text-align="start" style:justify-single-word="false"/>
      <style:text-properties fo:font-size="11pt" officeooo:paragraph-rsid="00a29707" officeooo:rsid="00143055" style:font-name="Calibri2" style:font-size-asian="11pt" style:font-size-complex="11pt"/>
    </style:style>
    <style:style style:family="paragraph" style:name="P23" style:parent-style-name="Untitled1">
      <style:text-properties fo:font-size="11pt" officeooo:paragraph-rsid="00a29707" officeooo:rsid="00682e57" style:font-name="Calibri2" style:font-size-asian="11pt" style:font-size-complex="11pt"/>
    </style:style>
    <style:style style:family="paragraph" style:name="P24" style:parent-style-name="Horizontal_20_Line">
      <style:text-properties officeooo:paragraph-rsid="007891c2"/>
    </style:style>
    <style:style style:family="paragraph" style:name="P25" style:parent-style-name="Heading_20_1">
      <style:paragraph-properties fo:text-align="center" style:justify-single-word="false"/>
      <style:text-properties fo:font-size="11pt" officeooo:paragraph-rsid="0074f94f" officeooo:rsid="0074f94f" style:font-name="Calibri2" style:font-size-asian="11pt" style:font-size-complex="11pt"/>
    </style:style>
    <style:style style:family="paragraph" style:name="P26" style:parent-style-name="Heading_20_1">
      <style:paragraph-properties fo:text-align="center" style:justify-single-word="false"/>
      <style:text-properties fo:font-size="11pt" officeooo:paragraph-rsid="0074f94f" style:font-name="Calibri2" style:font-size-asian="11pt" style:font-size-complex="11pt"/>
    </style:style>
    <style:style style:family="paragraph" style:name="P27" style:parent-style-name="Heading_20_1">
      <style:paragraph-properties fo:text-align="center" style:justify-single-word="false"/>
      <style:text-properties fo:font-size="11pt" officeooo:paragraph-rsid="00ac1ea4" officeooo:rsid="00777a17" style:font-name="Calibri2" style:font-size-asian="11pt" style:font-size-complex="11pt"/>
    </style:style>
    <style:style style:family="paragraph" style:list-style-name="L2" style:name="P28" style:parent-style-name="List_20_Contents">
      <style:text-properties fo:font-size="11pt" officeooo:paragraph-rsid="00768b23" officeooo:rsid="00add3e5" style:font-name="Calibri2" style:font-size-asian="11pt" style:font-size-complex="11pt"/>
    </style:style>
    <style:style style:family="paragraph" style:list-style-name="L3" style:name="P29" style:parent-style-name="List_20_Contents">
      <style:text-properties officeooo:paragraph-rsid="00cece80"/>
    </style:style>
    <style:style style:family="paragraph" style:name="P30" style:parent-style-name="Text_20_body">
      <style:paragraph-properties fo:text-align="start" style:justify-single-word="false"/>
      <style:text-properties fo:font-size="11pt" officeooo:paragraph-rsid="00768b23" officeooo:rsid="00b24973" style:font-name="Calibri2" style:font-size-asian="11pt" style:font-size-complex="11pt"/>
    </style:style>
    <style:style style:family="paragraph" style:name="P31" style:parent-style-name="Text_20_body">
      <style:paragraph-properties fo:text-align="start" style:justify-single-word="false"/>
      <style:text-properties fo:font-size="11pt" officeooo:paragraph-rsid="00544edf" officeooo:rsid="0012e081" style:font-name="Calibri2" style:font-size-asian="11pt" style:font-size-complex="11pt"/>
    </style:style>
    <style:style style:family="paragraph" style:name="P32" style:parent-style-name="Text_20_body">
      <style:paragraph-properties fo:text-align="start" style:justify-single-word="false"/>
      <style:text-properties fo:font-size="11pt" officeooo:paragraph-rsid="00cecb6d" officeooo:rsid="0012e081" style:font-name="Calibri2" style:font-size-asian="11pt" style:font-size-complex="11pt"/>
    </style:style>
    <style:style style:family="paragraph" style:name="P33" style:parent-style-name="Text_20_body">
      <style:paragraph-properties fo:text-align="start" style:justify-single-word="false"/>
      <style:text-properties fo:font-size="11pt" officeooo:paragraph-rsid="00c2ef26" officeooo:rsid="00b8e804" style:font-name="Calibri2" style:font-size-asian="11pt" style:font-size-complex="11pt"/>
    </style:style>
    <style:style style:family="paragraph" style:name="P34" style:parent-style-name="Text_20_body">
      <style:paragraph-properties fo:text-align="start" style:justify-single-word="false"/>
      <style:text-properties fo:font-size="11pt" officeooo:paragraph-rsid="00cecb6d" officeooo:rsid="00b8e804" style:font-name="Calibri2" style:font-size-asian="11pt" style:font-size-complex="11pt"/>
    </style:style>
    <style:style style:family="paragraph" style:list-style-name="L3" style:name="P35" style:parent-style-name="Text_20_body">
      <style:paragraph-properties fo:text-align="start" style:justify-single-word="false"/>
      <style:text-properties fo:font-size="11pt" officeooo:paragraph-rsid="00cece80" officeooo:rsid="00c09ca9" style:font-name="Calibri2" style:font-size-asian="11pt" style:font-size-complex="11pt"/>
    </style:style>
    <style:style style:family="paragraph" style:list-style-name="L3" style:name="P36" style:parent-style-name="Text_20_body">
      <style:paragraph-properties fo:text-align="start" style:justify-single-word="false"/>
      <style:text-properties fo:font-size="11pt" officeooo:paragraph-rsid="00c593d5" officeooo:rsid="00c593d5" style:font-name="Calibri2" style:font-size-asian="11pt" style:font-size-complex="11pt"/>
    </style:style>
    <style:style style:family="paragraph" style:list-style-name="L3" style:name="P37" style:parent-style-name="Text_20_body">
      <style:paragraph-properties fo:text-align="start" style:justify-single-word="false"/>
      <style:text-properties fo:font-size="11pt" officeooo:paragraph-rsid="00cece80" officeooo:rsid="00c76250" style:font-name="Calibri2" style:font-size-asian="11pt" style:font-size-complex="11pt"/>
    </style:style>
    <style:style style:family="paragraph" style:name="P38" style:parent-style-name="Text_20_body">
      <style:paragraph-properties fo:text-align="start" style:justify-single-word="false"/>
      <style:text-properties fo:font-size="11pt" officeooo:paragraph-rsid="00544edf" officeooo:rsid="001ac359" style:font-name="Calibri2" style:font-size-asian="11pt" style:font-size-complex="11pt"/>
    </style:style>
    <style:style style:family="text" style:name="T1">
      <style:text-properties officeooo:rsid="0012e081"/>
    </style:style>
    <style:style style:family="text" style:name="T2">
      <style:text-properties officeooo:rsid="00143055"/>
    </style:style>
    <style:style style:family="text" style:name="T3">
      <style:text-properties officeooo:rsid="001ac359"/>
    </style:style>
    <style:style style:family="text" style:name="T4">
      <style:text-properties fo:font-weight="bold" style:font-weight-asian="bold" style:font-weight-complex="bold"/>
    </style:style>
    <style:style style:family="text" style:name="T5">
      <style:text-properties fo:font-weight="bold" officeooo:rsid="0069c15b" style:font-weight-asian="bold" style:font-weight-complex="bold"/>
    </style:style>
    <style:style style:family="text" style:name="T6">
      <style:text-properties fo:font-size="11pt" officeooo:rsid="00768b23" style:font-name="Calibri2" style:font-size-asian="11pt" style:font-size-complex="11pt"/>
    </style:style>
    <style:style style:family="text" style:name="T7">
      <style:text-properties fo:font-size="11pt" officeooo:rsid="00a32bdd" style:font-name="Calibri2" style:font-size-asian="11pt" style:font-size-complex="11pt"/>
    </style:style>
    <style:style style:family="text" style:name="T8">
      <style:text-properties fo:font-size="11pt" officeooo:rsid="00cece80" style:font-name="Calibri2" style:font-size-asian="11pt" style:font-size-complex="11pt"/>
    </style:style>
    <style:style style:family="text" style:name="T9">
      <style:text-properties officeooo:rsid="0031a73b"/>
    </style:style>
    <style:style style:family="text" style:name="T10">
      <style:text-properties officeooo:rsid="00682e57"/>
    </style:style>
    <style:style style:family="text" style:name="T11">
      <style:text-properties officeooo:rsid="0075f1a6"/>
    </style:style>
    <style:style style:family="text" style:name="T12">
      <style:text-properties officeooo:rsid="00777a17"/>
    </style:style>
    <style:style style:family="text" style:name="T13">
      <style:text-properties officeooo:rsid="00ac1ea4"/>
    </style:style>
    <style:style style:family="text" style:name="T14">
      <style:text-properties officeooo:rsid="00add3e5"/>
    </style:style>
    <style:style style:family="text" style:name="T15">
      <style:text-properties officeooo:rsid="00be77b3"/>
    </style:style>
    <style:style style:family="text" style:name="T16">
      <style:text-properties officeooo:rsid="00c04249"/>
    </style:style>
    <style:style style:family="text" style:name="T17">
      <style:text-properties officeooo:rsid="00c09ca9"/>
    </style:style>
    <style:style style:family="text" style:name="T18">
      <style:text-properties officeooo:rsid="00c46216"/>
    </style:style>
    <style:style style:family="text" style:name="T19">
      <style:text-properties officeooo:rsid="00c76250"/>
    </style:style>
    <style:style style:family="text" style:name="T20">
      <style:text-properties officeooo:rsid="00cecb6d"/>
    </style:style>
    <style:style style:family="text" style:name="T21">
      <style:text-properties officeooo:rsid="00cece80"/>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ge" style:mirror="none" style:run-through="foreground" style:vertical-pos="from-top" style:vertical-rel="page" style:wrap="none"/>
    </style:style>
    <text:list-style style:name="L1">
      <text:list-level-style-number style:num-format="1" style:num-suffix="." text:level="1" text:style-name="Numbering_20_Symbols">
        <style:list-level-properties text:list-level-position-and-space-mode="label-alignment">
          <style:list-level-label-alignment fo:margin-left="1.27cm" fo:text-indent="-1.27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number style:num-format="1"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1" text:style-name="P25">Board Resolution</text:h>
      <text:h text:outline-level="1" text:style-name="P26">
        <text:span text:style-name="T3">
            CATALEX LIMITED (366352) (“Company”)
        </text:span>
    </text:h>
      <text:h text:outline-level="1" text:style-name="P27">
    <text:span text:style-name="T11">
        2015-10-08
    </text:span>
</text:h>
      <text:h text:outline-level="1" text:style-name="P27">
    <text:span text:style-name="T11">
    </text:span>
</text:h>
      <text:p text:style-name="P19">

    This minute records that on 2015-09-31 the directors of the Company held a board meeting, during which the following resolution(s) was/were passed:

</text:p>
      <text:list text:style-name="L3" xml:id="list8784318185323555822">
        <text:list-item>
          <text:p text:style-name="P37">testing testing testing one two three</text:p>
        </text:list-item>
        <text:list-item>
          <text:p text:style-name="P37">That an application to change the Company’s name to NEW COMPANY NAME be submitted to the Registrar of Companies on 2016-05-04, and that any director of the Company be approved to submit the application. [Companies Act 1993, s 23(1)(c)]</text:p>
        </text:list-item>
        <text:list-item>
          <text:p text:style-name="P37">That the Company keep the records required under section 189(1) of the Companies Act 1993 electronically, using the service provided by CataLex known as Good Companies.</text:p>
        </text:list-item>
        <text:list-item>
          <text:p text:style-name="P37">That Paddy Moran be appointed or confirmed as the sole agent responsible for maintaining the share register under section 87(3) of the Companies Act 1993.</text:p>
          <text:p text:style-name="P37">That Paddy Moran be appointed or confirmed as the board’s sole agent for submitting necessary changes or documents to the companies register and the Registrar, and that, unless Paddy Moran is unwilling or unable to make any required submission in a timely manner, no other person be authorised to submit such changes or documents on behalf of the board.</text:p>
        </text:list-item>
      </text:list>
      <text:p text:style-name="P19">
    The above resolution/Each of the above resolutions was approved as a
    
        resolution of the Company’s board, by either being agreed to by all directors present or having a majority of the votes cast on it being in favour. [Companies Act 1993, s 160 and cl 5(4) of sch 3]
    
</text:p>
      <text:p text:style-name="P14">It is noted that:</text:p>
      <text:list text:style-name="L2" xml:id="list1301401201315558174">
        <text:list-item>
          <text:p text:style-name="P28">
                    <text:span>one two three four</text:span>
                </text:p>
        </text:list-item>
      </text:list>
      <text:list text:style-name="L2" xml:id="list1301401201315558174">
        <text:list-item>
          <text:p text:style-name="P28">
                    <text:span>lorem ipsum</text:span>
                </text:p>
        </text:list-item>
      </text:list>
      <text:p text:style-name="P14">This minute is certified as true and correct by Testing Chairperson Name, who chaired the board meeting.</text:p>
      <text:p text:style-name="P14">Signed by Testing Chairperson Name as chairperson:</text:p>
      <text:p/>
      <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1T13:41:40.858576000</meta:creation-date>
    <dc:date>2017-01-11T13:41:55.272429000</dc:date>
    <meta:editing-duration>PT15S</meta:editing-duration>
    <meta:editing-cycles>1</meta:editing-cycles>
    <meta:document-statistic meta:table-count="0" meta:image-count="0" meta:object-count="0" meta:page-count="1" meta:paragraph-count="1" meta:word-count="1" meta:character-count="7" meta:non-whitespace-character-count="7"/>
    <meta:generator>LibreOffice/5.2.3.3$MacOSX_X86_64 LibreOffice_project/d54a8868f08a7b39642414cf2c8ef2f228f780cf</meta:generator>
  </office:meta>
</office:document-meta>
</file>